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20202DCF7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cm" draw:marker-start-width="0.245cm" draw:marker-end-width="0.245cm" draw:fill="solid" draw:fill-color="#ffffcc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3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ffff" draw:textarea-horizontal-align="left" draw:auto-grow-height="true" draw:auto-grow-width="false" fo:min-height="1.027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ffff" draw:textarea-horizontal-align="left" draw:auto-grow-height="true" draw:auto-grow-width="false" fo:min-height="1.028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5cm" svg:height="21.07cm" svg:x="2.4cm" svg:y="-3.07cm">
            <draw:image xlink:href="Pictures/10000000000002620000020202DCF75A.png" xlink:type="simple" xlink:show="embed" xlink:actuate="onLoad">
              <text:p/>
            </draw:image>
          </draw:frame>
          <draw:g>
            <draw:g>
              <draw:custom-shape draw:style-name="gr2" draw:text-style-name="P1" draw:layer="layout" svg:width="1.1cm" svg:height="6.7cm" svg:x="13.789cm" svg:y="-0.978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3" draw:text-style-name="P2" draw:layer="layout" svg:width="2.573cm" svg:height="1.369cm" svg:x="9.218cm" svg:y="3.591cm">
                  <draw:text-box>
                    <text:p><text:span text:style-name="T1">Paired Box Coding Region</text:span></text:p>
                  </draw:text-box>
                </draw:frame>
                <draw:line draw:style-name="gr4" draw:text-style-name="P1" draw:layer="layout" svg:x1="11.77cm" svg:y1="4.011cm" svg:x2="13.875cm" svg:y2="4.011cm">
                  <text:p/>
                </draw:line>
              </draw:g>
            </draw:g>
            <draw:g>
              <draw:custom-shape draw:style-name="gr2" draw:text-style-name="P1" draw:layer="layout" svg:width="0.428cm" svg:height="18.906cm" svg:x="19.989cm" svg:y="-0.984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5" draw:text-style-name="P2" draw:layer="layout" svg:width="2.573cm" svg:height="1.369cm" svg:x="22.41cm" svg:y="8.48cm">
                  <draw:text-box>
                    <text:p><text:span text:style-name="T1">HomeoBox Coding Region</text:span></text:p>
                  </draw:text-box>
                </draw:frame>
                <draw:line draw:style-name="gr4" draw:text-style-name="P1" draw:layer="layout" svg:x1="22.392cm" svg:y1="8.899cm" svg:x2="20.371cm" svg:y2="8.899cm">
                  <text:p/>
                </draw:lin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4T17:29:30.076848006</dc:date>
    <meta:generator>LibreOffice/4.2.8.2$Linux_X86_64 LibreOffice_project/420m0$Build-2</meta:generator>
    <meta:editing-duration>PT4M</meta:editing-duration>
    <meta:editing-cycles>5</meta:editing-cycles>
    <meta:document-statistic meta:object-count="13"/>
  </office:meta>
</office:document-meta>
</file>